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5cm" fo:min-width="4cm" fo:wrap-option="wrap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5cm" fo:min-width="5.4cm" fo:wrap-option="wrap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5cm" fo:min-width="4.6cm" fo:wrap-option="wrap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5cm" fo:min-width="4.6cm" fo:wrap-option="wrap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25cm" fo:min-width="5.4cm" fo:wrap-option="wrap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75cm" fo:min-width="5cm" fo:wrap-option="wrap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5cm" fo:min-width="5cm" fo:wrap-option="wrap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25cm" fo:min-width="5cm" fo:wrap-option="wrap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25cm" fo:min-width="5.4cm" fo:wrap-option="wrap"/>
    </style:style>
    <style:style style:name="gr10" style:family="graphic" style:parent-style-name="standard">
      <style:graphic-properties svg:stroke-width="0.1cm" draw:marker-start-width="0.6cm" draw:marker-end="Arrow" draw:marker-end-width="0.35cm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1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74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5cm" fo:min-width="4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4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07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15cm" fo:min-width="2.5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5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38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2.5cm" svg:x="1.5cm" svg:y="2.5cm">
          <text:p text:style-name="P1"><text:span text:style-name="T1">main()</text:span></text:p>
          <text:p text:style-name="P1"><text:span text:style-name="T1">- set move and</text:span></text:p>
          <text:p text:style-name="P1"><text:span text:style-name="T1"><text:s text:c="2"/></text:span><text:span text:style-name="T1">error counter to 0</text:span></text:p>
          <text:p text:style-name="P1"><text:span text:style-name="T1">- get input file name</text:span></text:p>
          <text:p text:style-name="P1"><text:span text:style-name="T1">- open input 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9cm" svg:height="1cm" svg:x="7.6cm" svg:y="8cm">
          <text:p text:style-name="P1"><text:span text:style-name="T1">Check_Input_Book_Line()</text:span></text:p>
          <text:p text:style-name="P1"><text:span text:style-name="T1">- for each input line mov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5.1cm" svg:height="2cm" svg:x="12.1cm" svg:y="9.3cm">
          <text:p text:style-name="P1"><text:span text:style-name="T1">Check_Move_Notation()</text:span></text:p>
          <text:p text:style-name="P1"><text:span text:style-name="T1"><text:s text:c="2"/></text:span><text:span text:style-name="T1">- check characters</text:span></text:p>
          <text:p text:style-name="P1"><text:span text:style-name="T1">Check_Move()</text:span></text:p>
          <text:p text:style-name="P1"><text:span text:style-name="T1"><text:s text:c="2"/></text:span><text:span text:style-name="T1">- check legalit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5.1cm" svg:height="1cm" svg:x="12.1cm" svg:y="15.6cm">
          <text:p text:style-name="P1"><text:span text:style-name="T1">Util_Move_Do()</text:span></text:p>
          <text:p text:style-name="P1"><text:span text:style-name="T1">- make mov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5.9cm" svg:height="1cm" svg:x="7.6cm" svg:y="11.6cm">
          <text:p text:style-name="P1"><text:span text:style-name="T1">Check_Input_Book_Line()</text:span></text:p>
          <text:p text:style-name="P1"><text:span text:style-name="T1">- if error: return erro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5.9cm" svg:height="2.5cm" svg:x="7.6cm" svg:y="17.7cm">
          <text:p text:style-name="P1"><text:span text:style-name="T1">Check_Input_Book_Line()</text:span></text:p>
          <text:p text:style-name="P1"><text:span text:style-name="T1">- raise </text:span><text:span text:style-name="T2">move counter</text:span></text:p>
          <text:p text:style-name="P1"><text:span text:style-name="T1">- after last line move:</text:span></text:p>
          <text:p text:style-name="P1"><text:span text:style-name="T1"><text:s text:c="2"/></text:span><text:span text:style-name="T1">return to</text:span></text:p>
          <text:p text:style-name="P1"><text:span text:style-name="T1"><text:s text:c="2"/></text:span><text:span text:style-name="T1">Check_Input_Book_File(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5.5cm" svg:height="2cm" svg:x="4.1cm" svg:y="5.5cm">
          <text:p text:style-name="P1"><text:span text:style-name="T1">Check_Input_Book_File()</text:span></text:p>
          <text:p text:style-name="P1"><text:span text:style-name="T1">- for each input line:</text:span></text:p>
          <text:p text:style-name="P1"><text:span text:style-name="T1"><text:s text:c="2"/></text:span><text:span text:style-name="T1">- set start position</text:span></text:p>
          <text:p text:style-name="P1"><text:span text:style-name="T1"><text:s text:c="2"/></text:span><text:span text:style-name="T1">- parse input lin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0" draw:id="id10" draw:layer="layout" svg:width="5.5cm" svg:height="1.6cm" svg:x="4.1cm" svg:y="22cm">
          <text:p text:style-name="P1"><text:span text:style-name="T1">Check_Input_Book_File()</text:span></text:p>
          <text:p text:style-name="P1"><text:span text:style-name="T1">- after last line:</text:span></text:p>
          <text:p text:style-name="P1"><text:span text:style-name="T1"><text:s text:c="2"/></text:span><text:span text:style-name="T1">back to main(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5.5cm" svg:height="1.5cm" svg:x="4.1cm" svg:y="15.5cm">
          <text:p text:style-name="P1"><text:span text:style-name="T1">Check_Input_Book_File()</text:span></text:p>
          <text:p text:style-name="P1"><text:span text:style-name="T1">- if error:</text:span></text:p>
          <text:p text:style-name="P1"><text:span text:style-name="T1"><text:s text:c="2"/></text:span><text:span text:style-name="T1">raise </text:span><text:span text:style-name="T2">error count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5.9cm" svg:height="1.5cm" svg:x="7.6cm" svg:y="13.6cm">
          <text:p text:style-name="P1"><text:span text:style-name="T1">Check_Input_Book_Line()</text:span></text:p>
          <text:p text:style-name="P1"><text:span text:style-name="T1">- if no error: make move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6cm" svg:y1="3.75cm" svg:x2="6.85cm" svg:y2="5.5cm" draw:start-shape="id1" draw:start-glue-point="1" draw:end-shape="id2" draw:end-glue-point="0" svg:d="M6000 3750h850v1750" svg:viewBox="0 0 851 1751">
          <text:p/>
        </draw:connector>
        <draw:connector draw:style-name="gr10" draw:text-style-name="P3" draw:layer="layout" svg:x1="6.85cm" svg:y1="7.5cm" svg:x2="7.6cm" svg:y2="8.5cm" draw:start-shape="id2" draw:start-glue-point="2" draw:end-shape="id3" svg:d="M6850 7500v1000h750" svg:viewBox="0 0 751 1001">
          <text:p/>
        </draw:connector>
        <draw:connector draw:style-name="gr10" draw:text-style-name="P3" draw:layer="layout" svg:x1="14.65cm" svg:y1="11.3cm" svg:x2="13.5cm" svg:y2="12.1cm" draw:start-shape="id4" draw:start-glue-point="2" draw:end-shape="id5" draw:end-glue-point="1" svg:d="M14650 11300v800h-1150" svg:viewBox="0 0 1151 801">
          <text:p/>
        </draw:connector>
        <draw:connector draw:style-name="gr10" draw:text-style-name="P3" draw:layer="layout" svg:x1="7.6cm" svg:y1="12.1cm" svg:x2="6.85cm" svg:y2="15.5cm" draw:start-shape="id5" draw:start-glue-point="3" draw:end-shape="id6" draw:end-glue-point="0" svg:d="M7600 12100h-750v3400" svg:viewBox="0 0 751 3401">
          <text:p/>
        </draw:connector>
        <draw:connector draw:style-name="gr10" draw:text-style-name="P3" draw:layer="layout" svg:x1="10.55cm" svg:y1="12.6cm" svg:x2="10.55cm" svg:y2="13.6cm" draw:start-shape="id5" draw:start-glue-point="2" draw:end-shape="id7" draw:end-glue-point="0" svg:d="M10550 12600v1000" svg:viewBox="0 0 1 1001">
          <text:p/>
        </draw:connector>
        <draw:frame draw:style-name="gr11" draw:text-style-name="P4" draw:layer="layout" svg:width="1.84cm" svg:height="0.963cm" svg:x="5.8cm" svg:y="11.237cm">
          <draw:text-box>
            <text:p>error</text:p>
          </draw:text-box>
        </draw:frame>
        <draw:frame draw:style-name="gr12" draw:text-style-name="P4" draw:layer="layout" svg:width="2.72cm" svg:height="0.963cm" svg:x="10.58cm" svg:y="12.637cm">
          <draw:text-box>
            <text:p>no error</text:p>
          </draw:text-box>
        </draw:frame>
        <draw:connector draw:style-name="gr10" draw:text-style-name="P3" draw:layer="layout" svg:x1="13.5cm" svg:y1="14.35cm" svg:x2="14.65cm" svg:y2="15.6cm" draw:start-shape="id7" draw:start-glue-point="1" draw:end-shape="id8" svg:d="M13500 14350h1150v1250" svg:viewBox="0 0 1151 1251">
          <text:p/>
        </draw:connector>
        <draw:connector draw:style-name="gr10" draw:text-style-name="P3" draw:layer="layout" draw:line-skew="-0.15cm" svg:x1="14.65cm" svg:y1="16.6cm" svg:x2="10.55cm" svg:y2="17.7cm" draw:start-shape="id8" draw:start-glue-point="2" draw:end-shape="id9" draw:end-glue-point="0" svg:d="M14650 16600v400h-4100v700" svg:viewBox="0 0 4101 1101">
          <text:p/>
        </draw:connector>
        <draw:connector draw:style-name="gr10" draw:text-style-name="P3" draw:layer="layout" svg:x1="6.85cm" svg:y1="17cm" svg:x2="6.85cm" svg:y2="22cm" draw:start-shape="id6" draw:start-glue-point="2" draw:end-shape="id10" draw:end-glue-point="0" svg:d="M6850 17000v5000" svg:viewBox="0 0 1 5001">
          <text:p/>
        </draw:connector>
        <draw:connector draw:style-name="gr10" draw:text-style-name="P3" draw:layer="layout" draw:line-skew="0.199cm" svg:x1="10.55cm" svg:y1="20.2cm" svg:x2="6.854cm" svg:y2="21.101cm" draw:start-shape="id9" draw:start-glue-point="2" svg:d="M10550 20200v900h-3696v1" svg:viewBox="0 0 3697 902">
          <text:p/>
        </draw:connector>
        <draw:frame draw:style-name="gr13" draw:text-style-name="P4" draw:layer="layout" svg:width="2.716cm" svg:height="0.963cm" svg:x="7.901cm" svg:y="20.249cm">
          <draw:text-box>
            <text:p>line end</text:p>
          </draw:text-box>
        </draw:frame>
        <draw:connector draw:style-name="gr10" draw:text-style-name="P3" draw:layer="layout" svg:x1="10.55cm" svg:y1="9cm" svg:x2="12.1cm" svg:y2="10.3cm" draw:start-shape="id3" draw:start-glue-point="2" draw:end-shape="id4" draw:end-glue-point="3" svg:d="M10550 9000v1300h1550" svg:viewBox="0 0 1551 1301">
          <text:p/>
        </draw:connector>
        <draw:connector draw:style-name="gr10" draw:text-style-name="P3" draw:layer="layout" draw:line-skew="3.499cm" svg:x1="13.5cm" svg:y1="18.95cm" svg:x2="13.5cm" svg:y2="8.5cm" draw:start-shape="id9" draw:start-glue-point="1" draw:end-shape="id3" draw:end-glue-point="1" svg:d="M13500 18950h4000v-10450h-4000" svg:viewBox="0 0 4001 10451">
          <text:p/>
        </draw:connector>
        <draw:frame draw:style-name="gr14" draw:text-style-name="P4" draw:layer="layout" svg:width="3.774cm" svg:height="0.963cm" svg:x="13.6cm" svg:y="18.03cm">
          <draw:text-box>
            <text:p>not line end</text:p>
          </draw:text-box>
        </draw:frame>
        <draw:custom-shape draw:style-name="gr15" draw:text-style-name="P2" xml:id="id11" draw:id="id11" draw:layer="layout" svg:width="4.5cm" svg:height="1.6cm" svg:x="1.5cm" svg:y="25.7cm">
          <text:p text:style-name="P1"><text:span text:style-name="T1">main()</text:span></text:p>
          <text:p text:style-name="P1"><text:span text:style-name="T1">- if error counter &gt; 0:</text:span></text:p>
          <text:p text:style-name="P1"><text:span text:style-name="T1"><text:s text:c="2"/></text:span><text:span text:style-name="T1">error msg and quit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6.85cm" svg:y1="23.6cm" svg:x2="3.75cm" svg:y2="25.7cm" draw:start-shape="id10" draw:start-glue-point="2" draw:end-shape="id11" draw:end-glue-point="0" svg:d="M6850 23600v1050h-3100v1050" svg:viewBox="0 0 3101 2101">
          <text:p/>
        </draw:connector>
        <draw:frame draw:style-name="gr16" draw:text-style-name="P4" draw:layer="layout" svg:width="2.648cm" svg:height="0.963cm" svg:x="4.384cm" svg:y="23.7cm">
          <draw:text-box>
            <text:p>last line</text:p>
          </draw:text-box>
        </draw:frame>
        <draw:frame draw:style-name="gr17" draw:text-style-name="P4" draw:layer="layout" svg:width="3.707cm" svg:height="0.963cm" svg:x="9.6cm" svg:y="21.9cm">
          <draw:text-box>
            <text:p>not last line</text:p>
          </draw:text-box>
        </draw:frame>
        <draw:connector draw:style-name="gr10" draw:text-style-name="P3" draw:layer="layout" draw:line-skew="8.499cm" svg:x1="9.6cm" svg:y1="22.8cm" svg:x2="9.6cm" svg:y2="6.5cm" draw:start-shape="id10" draw:start-glue-point="1" draw:end-shape="id2" draw:end-glue-point="1" svg:d="M9600 22800h9000v-16300h-9000" svg:viewBox="0 0 9001 16301">
          <text:p/>
        </draw:connector>
        <draw:custom-shape draw:style-name="gr18" draw:text-style-name="P6" xml:id="id12" draw:id="id12" draw:layer="layout" svg:width="3cm" svg:height="1.4cm" svg:x="11.5cm" svg:y="25.8cm">
          <text:p text:style-name="P5"><text:span text:style-name="T3">exit</text:span><text:span text:style-name="T4"> </text:span></text:p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2.157cm" svg:height="0.963cm" svg:x="6.8cm" svg:y="25.637cm">
          <draw:text-box>
            <text:p>errors</text:p>
          </draw:text-box>
        </draw:frame>
        <draw:connector draw:style-name="gr10" draw:text-style-name="P3" draw:layer="layout" svg:x1="6cm" svg:y1="26.5cm" svg:x2="11.5cm" svg:y2="26.5cm" draw:start-shape="id11" draw:start-glue-point="1" draw:end-shape="id12" draw:end-glue-point="3" svg:d="M6000 26500h5500" svg:viewBox="0 0 5501 1">
          <text:p/>
        </draw:connector>
        <draw:frame draw:style-name="gr20" draw:text-style-name="P7" draw:layer="layout" svg:width="4.265cm" svg:height="1.195cm" svg:x="8.368cm" svg:y="1.4cm">
          <draw:text-box>
            <text:p><text:span text:style-name="T5">First Pass</text:span></text:p>
          </draw:text-box>
        </draw:frame>
        <draw:connector draw:style-name="gr10" draw:text-style-name="P3" draw:layer="layout" svg:x1="3.75cm" svg:y1="27.3cm" svg:x2="3.75cm" svg:y2="28.422cm" draw:start-shape="id11" draw:start-glue-point="2" svg:d="M3750 27300v1122" svg:viewBox="0 0 1 1123">
          <text:p/>
        </draw:connector>
        <draw:frame draw:style-name="gr21" draw:text-style-name="P4" draw:layer="layout" svg:width="3.038cm" svg:height="0.963cm" svg:x="3.9cm" svg:y="27.437cm">
          <draw:text-box>
            <text:p>no erro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40M1S</meta:editing-duration>
    <meta:editing-cycles>16</meta:editing-cycles>
    <meta:generator>LibreOffice/4.4.7.2$Windows_x86 LibreOffice_project/f3153a8b245191196a4b6b9abd1d0da16eead600</meta:generator>
    <dc:date>2017-01-22T18:52:31.703000000</dc:date>
    <meta:document-statistic meta:object-count="36"/>
  </office:meta>
</office:document-meta>
</file>